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2.63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18cm solid #000000"/>
      <style:paragraph-properties fo:text-align="end" fo:margin-left="0cm"/>
    </style:style>
    <style:style style:name="ce3" style:family="table-cell" style:parent-style-name="Default">
      <style:table-cell-properties fo:border="0.018cm solid #0000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EMPRESAS EN RÉGIMEN GENERAL DE LES ILLES BALEARS 2009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Empresas 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ODA</text:p>
          </table:table-cell>
          <table:table-cell table:style-name="ce3" office:value-type="float" office:value="116">
            <text:p>116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EDIANA</text:p>
          </table:table-cell>
          <table:table-cell office:value-type="string">
            <text:p>67/2= 33,5</text:p>
          </table:table-cell>
          <table:table-cell office:value-type="string">
            <text:p>158+164/2=</text:p>
          </table:table-cell>
          <table:table-cell table:style-name="ce3" office:value-type="float" office:value="161">
            <text:p>161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EDIA</text:p>
          </table:table-cell>
          <table:table-cell office:value-type="string">
            <text:p>suma de todos los valores dividido por el numero total de valores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37931/67=</text:p>
          </table:table-cell>
          <table:table-cell table:style-name="ce3" office:value-type="float" office:value="566.13">
            <text:p>566,13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PRIMER QUARTIL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67/4= 16,75</text:p>
          </table:table-cell>
          <table:table-cell table:style-name="ce4" office:value-type="string">
            <text:p>49+53/2=</text:p>
          </table:table-cell>
          <table:table-cell table:style-name="ce3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TERCER QUARTIL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67*3/4=</text:p>
          </table:table-cell>
          <table:table-cell office:value-type="float" office:value="50.25">
            <text:p>50,25</text:p>
          </table:table-cell>
          <table:table-cell table:style-name="ce4" office:value-type="string">
            <text:p>449+451/2=</text:p>
          </table:table-cell>
          <table:table-cell table:style-name="ce3" office:value-type="float" office:value="450">
            <text:p>45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065">
            <text:p>106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187">
            <text:p>118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315">
            <text:p>1315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080">
            <text:p>208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374">
            <text:p>237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4541">
            <text:p>1454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formula="of:=SUM([.B4:.B68])" office:value-type="float" office:value="67">
            <text:p>67</text:p>
          </table:table-cell>
          <table:table-cell table:number-columns-repeated="7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>
            <text:p>PREGUNTA 3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office:value-type="string">
            <text:p>Marca de clase</text:p>
          </table:table-cell>
          <table:table-cell office:value-type="string">
            <text:p>x1</text:p>
          </table:table-cell>
          <table:table-cell office:value-type="string">
            <text:p>fi</text:p>
          </table:table-cell>
          <table:table-cell office:value-type="string">
            <text:p>Fi</text:p>
          </table:table-cell>
          <table:table-cell office:value-type="string">
            <text:p>fr</text:p>
          </table:table-cell>
          <table:table-cell office:value-type="string">
            <text:p>Fr</text:p>
          </table:table-cell>
          <table:table-cell office:value-type="string">
            <text:p>p</text:p>
          </table:table-cell>
          <table:table-cell table:number-columns-repeated="2"/>
        </table:table-row>
        <table:table-row table:style-name="ro1">
          <table:table-cell table:style-name="ce1" office:value-type="float" office:value="25">
            <text:p>25</text:p>
          </table:table-cell>
          <table:table-cell office:value-type="string">
            <text:p>Menos de 50</text:p>
          </table:table-cell>
          <table:table-cell table:number-columns-repeated="2" office:value-type="float" office:value="16">
            <text:p>16</text:p>
          </table:table-cell>
          <table:table-cell table:formula="of:=[.C77]/[.$C$83]" office:value-type="float" office:value="0.238805970149254">
            <text:p>0,2388059701</text:p>
          </table:table-cell>
          <table:table-cell table:formula="of:=[.D77]/[.$C$83]" office:value-type="float" office:value="0.238805970149254">
            <text:p>0,2388059701</text:p>
          </table:table-cell>
          <table:table-cell table:formula="of:=[.E77]*100" office:value-type="float" office:value="23.8805970149254">
            <text:p>23,8805970149</text:p>
          </table:table-cell>
          <table:table-cell table:number-columns-repeated="2"/>
        </table:table-row>
        <table:table-row table:style-name="ro1">
          <table:table-cell table:style-name="ce1" office:value-type="float" office:value="150">
            <text:p>150</text:p>
          </table:table-cell>
          <table:table-cell office:value-type="string">
            <text:p>50-250</text:p>
          </table:table-cell>
          <table:table-cell office:value-type="float" office:value="25">
            <text:p>25</text:p>
          </table:table-cell>
          <table:table-cell table:formula="of:=SUM ([.C77:.C78])" office:value-type="float" office:value="41">
            <text:p>41</text:p>
          </table:table-cell>
          <table:table-cell table:formula="of:=[.C78]/[.$C$83]" office:value-type="float" office:value="0.373134328358209">
            <text:p>0,3731343284</text:p>
          </table:table-cell>
          <table:table-cell table:formula="of:=SUM([.E77:.E78])" office:value-type="float" office:value="0.611940298507463">
            <text:p>0,6119402985</text:p>
          </table:table-cell>
          <table:table-cell table:formula="of:=[.E78]*100" office:value-type="float" office:value="37.3134328358209">
            <text:p>37,3134328358</text:p>
          </table:table-cell>
          <table:table-cell table:number-columns-repeated="2"/>
        </table:table-row>
        <table:table-row table:style-name="ro1">
          <table:table-cell table:style-name="ce1" office:value-type="float" office:value="375">
            <text:p>375</text:p>
          </table:table-cell>
          <table:table-cell office:value-type="string">
            <text:p>250-500</text:p>
          </table:table-cell>
          <table:table-cell office:value-type="float" office:value="10">
            <text:p>10</text:p>
          </table:table-cell>
          <table:table-cell table:formula="of:=SUM([.C77:.C79])" office:value-type="float" office:value="51">
            <text:p>51</text:p>
          </table:table-cell>
          <table:table-cell table:formula="of:=[.C79]/[.$C$83]" office:value-type="float" office:value="0.149253731343284">
            <text:p>0,1492537313</text:p>
          </table:table-cell>
          <table:table-cell table:formula="of:=SUM([.E77:.E79])" office:value-type="float" office:value="0.761194029850746">
            <text:p>0,7611940299</text:p>
          </table:table-cell>
          <table:table-cell table:formula="of:=[.E79]*100" office:value-type="float" office:value="14.9253731343284">
            <text:p>14,9253731343</text:p>
          </table:table-cell>
          <table:table-cell table:number-columns-repeated="2"/>
        </table:table-row>
        <table:table-row table:style-name="ro1">
          <table:table-cell table:style-name="ce1" office:value-type="float" office:value="625">
            <text:p>625</text:p>
          </table:table-cell>
          <table:table-cell office:value-type="string">
            <text:p>500-750</text:p>
          </table:table-cell>
          <table:table-cell office:value-type="float" office:value="6">
            <text:p>6</text:p>
          </table:table-cell>
          <table:table-cell table:formula="of:=SUM([.C77:.C80])" office:value-type="float" office:value="57">
            <text:p>57</text:p>
          </table:table-cell>
          <table:table-cell table:formula="of:=[.C80]/[.$C$83]" office:value-type="float" office:value="0.0895522388059701">
            <text:p>0,0895522388</text:p>
          </table:table-cell>
          <table:table-cell table:formula="of:=SUM([.E77:.E78]:[.E79:.E80])" office:value-type="float" office:value="0.850746268656716">
            <text:p>0,8507462687</text:p>
          </table:table-cell>
          <table:table-cell table:formula="of:=[.E80]*100" office:value-type="float" office:value="8.95522388059701">
            <text:p>8,9552238806</text:p>
          </table:table-cell>
          <table:table-cell table:number-columns-repeated="2"/>
        </table:table-row>
        <table:table-row table:style-name="ro1">
          <table:table-cell table:style-name="ce1" office:value-type="float" office:value="875">
            <text:p>875</text:p>
          </table:table-cell>
          <table:table-cell office:value-type="string">
            <text:p>750-1000</text:p>
          </table:table-cell>
          <table:table-cell office:value-type="float" office:value="3">
            <text:p>3</text:p>
          </table:table-cell>
          <table:table-cell table:formula="of:=SUM([.C77:.C81])" office:value-type="float" office:value="60">
            <text:p>60</text:p>
          </table:table-cell>
          <table:table-cell table:formula="of:=[.C81]/[.$C$83]" office:value-type="float" office:value="0.0447761194029851">
            <text:p>0,0447761194</text:p>
          </table:table-cell>
          <table:table-cell table:formula="of:=SUM([.E77:.E78]:[.E79:.E81])" office:value-type="float" office:value="0.895522388059701">
            <text:p>0,8955223881</text:p>
          </table:table-cell>
          <table:table-cell table:formula="of:=[.E81]*100" office:value-type="float" office:value="4.47761194029851">
            <text:p>4,4776119403</text:p>
          </table:table-cell>
          <table:table-cell table:number-columns-repeated="2"/>
        </table:table-row>
        <table:table-row table:style-name="ro1">
          <table:table-cell table:style-name="ce1" office:value-type="float" office:value="2000">
            <text:p>2000</text:p>
          </table:table-cell>
          <table:table-cell office:value-type="string">
            <text:p>Más de 1000</text:p>
          </table:table-cell>
          <table:table-cell office:value-type="float" office:value="7">
            <text:p>7</text:p>
          </table:table-cell>
          <table:table-cell table:formula="of:=SUM([.C77:.C82])" office:value-type="float" office:value="67">
            <text:p>67</text:p>
          </table:table-cell>
          <table:table-cell table:formula="of:=[.C82]/[.$C$83]" office:value-type="float" office:value="0.104477611940299">
            <text:p>0,1044776119</text:p>
          </table:table-cell>
          <table:table-cell table:formula="of:=SUM([.E77:.E78]:[.E79:.E80]:[.E81:.E82])" office:value-type="float" office:value="1">
            <text:p>1</text:p>
          </table:table-cell>
          <table:table-cell table:formula="of:=[.E82]*100" office:value-type="float" office:value="10.4477611940299">
            <text:p>10,4477611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C77:.C82])" office:value-type="float" office:value="67">
            <text:p>67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>
            <text:p>PREGUNTA 4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>
            <draw:frame table:end-cell-address="Hoja1.I112" table:end-x="0.072cm" table:end-y="0.008cm" draw:z-index="0" draw:style-name="gr1" svg:width="16.002cm" svg:height="8.979cm" svg:x="0.722cm" svg:y="0.061cm">
              <draw:object draw:notify-on-update-of-ranges="Hoja1.B77:Hoja1.B77 Hoja1.B78:Hoja1.B82 Hoja1.C77:Hoja1.C77 Hoja1.C78:Hoja1.C8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24">
          <table:table-cell table:number-columns-repeated="9"/>
        </table:table-row>
        <table:table-row table:style-name="ro1">
          <table:table-cell/>
          <table:table-cell>
            <draw:frame table:end-cell-address="Hoja1.I136" table:end-x="0.128cm" table:end-y="0.433cm" draw:z-index="1" draw:style-name="gr1" svg:width="15.974cm" svg:height="8.98cm" svg:x="0.806cm" svg:y="0.034cm">
              <draw:object draw:notify-on-update-of-ranges="Hoja1.B77:Hoja1.B77 Hoja1.B78:Hoja1.B82 Hoja1.G77:Hoja1.G77 Hoja1.G78:Hoja1.G8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23">
          <table:table-cell table:number-columns-repeated="9"/>
        </table:table-row>
        <table:table-row table:style-name="ro1">
          <table:table-cell office:value-type="string">
            <text:p>PREGUNTA 5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>
            <text:p>MODA</text:p>
          </table:table-cell>
          <table:table-cell office:value-type="string">
            <text:p>50-250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>
            <text:p>MEDIANA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Md= Li+a(N/2-Fi-1)/fi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50+200*(33,5-16)/25=</text:p>
          </table:table-cell>
          <table:table-cell/>
          <table:table-cell table:style-name="ce2" office:value-type="float" office:value="190">
            <text:p>190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>
            <text:p>PRIMER QUARTIL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Md= Li+a(N/4-Fi-1)/fi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50+200*(16,75-16)/25=</text:p>
          </table:table-cell>
          <table:table-cell/>
          <table:table-cell table:style-name="ce3" office:value-type="float" office:value="56">
            <text:p>56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>
            <text:p>TERCER QUARTIL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Md= Li+a(3N/4-Fi-1)/fi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250+250*(50,25-41)/10=</text:p>
          </table:table-cell>
          <table:table-cell/>
          <table:table-cell table:style-name="ce3" office:value-type="float" office:value="481.25">
            <text:p>481,25</text:p>
          </table:table-cell>
          <table:table-cell table:number-columns-repeated="4"/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1">11/03/2011</text:date>, <text:time>19:01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rdi </meta:initial-creator>
    <meta:creation-date>2011-03-11T16:28:17.93</meta:creation-date>
    <dc:date>2011-03-11T19:01:17.29</dc:date>
    <dc:creator>jordi </dc:creator>
    <meta:editing-duration>PT2H32M51S</meta:editing-duration>
    <meta:editing-cycles>18</meta:editing-cycles>
    <meta:generator>OpenOffice.org/3.3$Win32 OpenOffice.org_project/330m20$Build-9567</meta:generator>
    <meta:document-statistic meta:table-count="3" meta:cell-count="21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bar" chart:style-name="ch1">
        <chart:title svg:x="1.144cm" svg:y="0.315cm" chart:style-name="ch2">
          <text:p>EMPRESAS EN REGIMEN GENERAL DE LAS ILLES BALEARS 2009</text:p>
        </chart:title>
        <chart:plot-area chart:style-name="ch3" table:cell-range-address="Hoja1.B77:Hoja1.C82" chart:data-source-has-labels="both" svg:x="1.358cm" svg:y="1.631cm" svg:width="14.005cm" svg:height="6.162cm">
          <chartooo:coordinate-region svg:x="1.979cm" svg:y="1.843cm" svg:width="13.384cm" svg:height="5.277cm"/>
          <chart:axis chart:dimension="x" chart:name="primary-x" chart:style-name="ch4">
            <chart:title svg:x="8.197cm" svg:y="7.973cm" chart:style-name="ch5">
              <text:p>xi</text:p>
            </chart:title>
            <chart:categories table:cell-range-address="Hoja1.B78:Hoja1.B82"/>
          </chart:axis>
          <chart:axis chart:dimension="y" chart:name="primary-y" chart:style-name="ch6">
            <chart:title svg:x="0.451cm" svg:y="4.849cm" chart:style-name="ch7">
              <text:p>fi</text:p>
            </chart:title>
            <chart:grid chart:style-name="ch8" chart:class="major"/>
          </chart:axis>
          <chart:series chart:style-name="ch9" chart:values-cell-range-address="Hoja1.C78:Hoja1.C82" chart:label-cell-address="Hoja1.C77:Hoja1.C77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</text:p>
                <draw:g>
                  <svg:desc>Hoja1.C77:Hoja1.C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-250</text:p>
                <draw:g>
                  <svg:desc>Hoja1.B78:Hoja1.B82</svg:desc>
                </draw:g>
              </table:table-cell>
              <table:table-cell office:value-type="float" office:value="25">
                <text:p>25</text:p>
                <draw:g>
                  <svg:desc>Hoja1.C78:Hoja1.C82</svg:desc>
                </draw:g>
              </table:table-cell>
            </table:table-row>
            <table:table-row>
              <table:table-cell office:value-type="string">
                <text:p>250-5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0-7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0-1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ás de 100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5cm" svg:height="8.981cm" xlink:href=".." xlink:type="simple" chart:class="chart:circle" chart:style-name="ch1">
        <chart:title svg:x="2.334cm" svg:y="0.315cm" chart:style-name="ch2">
          <text:p>EMPRESAS REGIMEN GENERAL ILLES BALEARS 2009</text:p>
        </chart:title>
        <chart:subtitle svg:x="6.342cm" svg:y="1.273cm" chart:style-name="ch3">
          <text:p>(PORCENTAJES)</text:p>
        </chart:subtitle>
        <chart:legend chart:legend-position="end" svg:x="13.182cm" svg:y="3.23cm" chart:style-name="ch4"/>
        <chart:plot-area chart:style-name="ch5" table:cell-range-address="Hoja1.B77:Hoja1.B82 Hoja1.G77:Hoja1.G82" chart:data-source-has-labels="both" svg:x="0.319cm" svg:y="2.135cm" svg:width="12.544cm" svg:height="6.667cm">
          <chartooo:coordinate-region svg:x="3.258cm" svg:y="2.136cm" svg:width="6.666cm" svg:height="6.666cm"/>
          <chart:axis chart:dimension="x" chart:name="primary-x" chart:style-name="ch6">
            <chart:categories table:cell-range-address="Hoja1.B78:Hoja1.B8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G78:Hoja1.G82" chart:label-cell-address="Hoja1.G77:Hoja1.G77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3,8805970149</text:p>
                <draw:g>
                  <svg:desc>Hoja1.G77:Hoja1.G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-250</text:p>
                <draw:g>
                  <svg:desc>Hoja1.B78:Hoja1.B82</svg:desc>
                </draw:g>
              </table:table-cell>
              <table:table-cell office:value-type="float" office:value="37.3134328358209">
                <text:p>37.3134328358209</text:p>
                <draw:g>
                  <svg:desc>Hoja1.G78:Hoja1.G82</svg:desc>
                </draw:g>
              </table:table-cell>
            </table:table-row>
            <table:table-row>
              <table:table-cell office:value-type="string">
                <text:p>250-500</text:p>
              </table:table-cell>
              <table:table-cell office:value-type="float" office:value="14.9253731343284">
                <text:p>14.9253731343284</text:p>
              </table:table-cell>
            </table:table-row>
            <table:table-row>
              <table:table-cell office:value-type="string">
                <text:p>500-750</text:p>
              </table:table-cell>
              <table:table-cell office:value-type="float" office:value="8.95522388059701">
                <text:p>8.95522388059701</text:p>
              </table:table-cell>
            </table:table-row>
            <table:table-row>
              <table:table-cell office:value-type="string">
                <text:p>750-1000</text:p>
              </table:table-cell>
              <table:table-cell office:value-type="float" office:value="4.47761194029851">
                <text:p>4.47761194029851</text:p>
              </table:table-cell>
            </table:table-row>
            <table:table-row>
              <table:table-cell office:value-type="string">
                <text:p>Más de 1000</text:p>
              </table:table-cell>
              <table:table-cell office:value-type="float" office:value="10.4477611940299">
                <text:p>10.44776119402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